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style:paragraph-properties fo:break-before="page"/>
      <style:text-properties fo:font-weight="bold" style:font-weight-asian="bold"/>
    </style:style>
    <style:style style:name="P1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officeooo:rsid="002dcdd9" officeooo:paragraph-rsid="002dcdd9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style:font-style-asian="italic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30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194c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2194c" officeooo:paragraph-rsid="0032194c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40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/>
    </style:style>
    <style:style style:name="T16" style:family="text">
      <style:text-properties fo:language="en" fo:country="US" fo:font-style="italic" officeooo:rsid="0012c3ad" style:font-style-asian="italic"/>
    </style:style>
    <style:style style:name="T17" style:family="text">
      <style:text-properties fo:language="en" fo:country="US" fo:font-style="italic" officeooo:rsid="0015ffa6" style:font-style-asian="italic"/>
    </style:style>
    <style:style style:name="T18" style:family="text">
      <style:text-properties fo:language="en" fo:country="US" fo:font-style="italic" officeooo:rsid="00184362" style:font-style-asian="italic" style:font-style-complex="italic"/>
    </style:style>
    <style:style style:name="T19" style:family="text">
      <style:text-properties fo:language="en" fo:country="US" fo:font-style="italic" officeooo:rsid="001b792c" style:font-style-asian="italic" style:font-style-complex="italic"/>
    </style:style>
    <style:style style:name="T20" style:family="text">
      <style:text-properties fo:language="en" fo:country="US" fo:font-style="italic" officeooo:rsid="001c51ca" style:font-style-asian="italic" style:font-style-complex="italic"/>
    </style:style>
    <style:style style:name="T21" style:family="text">
      <style:text-properties fo:language="en" fo:country="US" fo:font-style="italic" officeooo:rsid="001d7cf6" style:font-style-asian="italic" style:font-style-complex="italic"/>
    </style:style>
    <style:style style:name="T22" style:family="text">
      <style:text-properties fo:language="en" fo:country="US" fo:font-style="italic" officeooo:rsid="0022c5c6" style:font-style-asian="italic" style:font-style-complex="italic"/>
    </style:style>
    <style:style style:name="T23" style:family="text">
      <style:text-properties fo:language="en" fo:country="US" fo:font-style="italic" officeooo:rsid="0017e45d" style:font-style-asian="italic"/>
    </style:style>
    <style:style style:name="T24" style:family="text">
      <style:text-properties fo:language="en" fo:country="US" fo:font-style="italic" officeooo:rsid="0022c5c6" style:font-style-asian="italic"/>
    </style:style>
    <style:style style:name="T25" style:family="text">
      <style:text-properties fo:language="en" fo:country="US" officeooo:rsid="00087b28"/>
    </style:style>
    <style:style style:name="T26" style:family="text">
      <style:text-properties fo:language="en" fo:country="US" officeooo:rsid="00098e31"/>
    </style:style>
    <style:style style:name="T27" style:family="text">
      <style:text-properties fo:language="en" fo:country="US" officeooo:rsid="0012c3ad"/>
    </style:style>
    <style:style style:name="T28" style:family="text">
      <style:text-properties fo:language="en" fo:country="US" officeooo:rsid="0013a19b"/>
    </style:style>
    <style:style style:name="T29" style:family="text">
      <style:text-properties fo:language="en" fo:country="US" officeooo:rsid="0022c5c6"/>
    </style:style>
    <style:style style:name="T30" style:family="text">
      <style:text-properties fo:language="en" fo:country="US" fo:font-style="normal" officeooo:rsid="0022c5c6" style:font-style-asian="normal" style:font-style-complex="normal"/>
    </style:style>
    <style:style style:name="T31" style:family="text">
      <style:text-properties style:font-name="Wingdings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/>
    </style:style>
    <style:style style:name="T34" style:family="text">
      <style:text-properties fo:language="ru" fo:country="RU" fo:font-style="italic" style:font-style-asian="italic" style:font-style-complex="italic"/>
    </style:style>
    <style:style style:name="T35" style:family="text">
      <style:text-properties fo:language="ru" fo:country="RU" fo:font-style="italic" officeooo:rsid="0025f2ed" style:font-style-asian="italic" style:font-style-complex="italic"/>
    </style:style>
    <style:style style:name="T36" style:family="text">
      <style:text-properties fo:language="ru" fo:country="RU" fo:font-style="italic" officeooo:rsid="0015ffa6" style:font-style-asian="italic"/>
    </style:style>
    <style:style style:name="T37" style:family="text">
      <style:text-properties fo:language="ru" fo:country="RU" officeooo:rsid="00087b28"/>
    </style:style>
    <style:style style:name="T38" style:family="text">
      <style:text-properties fo:language="ru" fo:country="RU" officeooo:rsid="000c548d"/>
    </style:style>
    <style:style style:name="T39" style:family="text">
      <style:text-properties fo:language="ru" fo:country="RU" officeooo:rsid="000e7ccf"/>
    </style:style>
    <style:style style:name="T40" style:family="text">
      <style:text-properties fo:language="ru" fo:country="RU" officeooo:rsid="0020ff30"/>
    </style:style>
    <style:style style:name="T41" style:family="text">
      <style:text-properties fo:language="ru" fo:country="RU" fo:font-style="normal" officeooo:rsid="0022c5c6" style:font-style-asian="normal" style:font-style-complex="normal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weight="normal" officeooo:rsid="0032194c" style:font-weight-asian="normal" style:font-weight-complex="normal"/>
    </style:style>
    <style:style style:name="T44" style:family="text">
      <style:text-properties fo:language="ru" fo:country="RU" fo:font-weight="normal" officeooo:rsid="00352f7d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222222" fo:letter-spacing="normal"/>
    </style:style>
    <style:style style:name="T47" style:family="text">
      <style:text-properties fo:font-variant="normal" fo:text-transform="none" fo:color="#222222" fo:letter-spacing="normal" fo:language="en" fo:country="US" officeooo:rsid="0022c5c6"/>
    </style:style>
    <style:style style:name="T48" style:family="text">
      <style:text-properties officeooo:rsid="000b6bc9"/>
    </style:style>
    <style:style style:name="T49" style:family="text">
      <style:text-properties officeooo:rsid="0013d168"/>
    </style:style>
    <style:style style:name="T50" style:family="text">
      <style:text-properties officeooo:rsid="0014a155"/>
    </style:style>
    <style:style style:name="T51" style:family="text">
      <style:text-properties officeooo:rsid="0015f800"/>
    </style:style>
    <style:style style:name="T52" style:family="text">
      <style:text-properties officeooo:rsid="001d7cf6"/>
    </style:style>
    <style:style style:name="T53" style:family="text">
      <style:text-properties officeooo:rsid="0021422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3f784" style:font-weight-asian="normal" style:font-weight-complex="normal"/>
    </style:style>
    <style:style style:name="T56" style:family="text">
      <style:text-properties officeooo:rsid="0023f784"/>
    </style:style>
    <style:style style:name="T57" style:family="text">
      <style:text-properties fo:color="#000000" fo:language="ru" fo:country="RU" fo:font-style="italic" officeooo:rsid="0022c5c6" style:font-style-asian="italic" style:font-style-complex="normal"/>
    </style:style>
    <style:style style:name="T58" style:family="text">
      <style:text-properties officeooo:rsid="0025f2ed"/>
    </style:style>
    <style:style style:name="T59" style:family="text">
      <style:text-properties officeooo:rsid="002711f1"/>
    </style:style>
    <style:style style:name="T60" style:family="text">
      <style:text-properties officeooo:rsid="00290ba2"/>
    </style:style>
    <style:style style:name="T61" style:family="text">
      <style:text-properties officeooo:rsid="0029912c"/>
    </style:style>
    <style:style style:name="T62" style:family="text">
      <style:text-properties officeooo:rsid="002cb41a"/>
    </style:style>
    <style:style style:name="T63" style:family="text">
      <style:text-properties officeooo:rsid="002e4e81"/>
    </style:style>
    <style:style style:name="T64" style:family="text">
      <style:text-properties officeooo:rsid="002e618c"/>
    </style:style>
    <style:style style:name="T65" style:family="text">
      <style:text-properties officeooo:rsid="00306f3f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1e947a"/>
    </style:style>
    <style:style style:name="T68" style:family="text">
      <style:text-properties officeooo:rsid="003219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6eb879a2-1fdc-a427-c0e8-a4fab1c01b70"/><text:span text:style-name="T45">План-1 Три в ряд - основная механика</text:span> </text:p>
      <text:p text:style-name="P13">Описание документа.</text:p>
      <text:p text:style-name="P5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5">. </text:span><text:span text:style-name="T37">Мы будем использовать двух </text:span><text:span text:style-name="T40">уровненную</text:span><text:span text:style-name="T37"> иерархию: </text:span><text:span text:style-name="T40">1-ый уровень </text:span><text:span text:style-name="T37">этап</text:span><text:span text:style-name="T40">ы</text:span><text:span text:style-name="T37"> </text:span><text:span text:style-name="T40">и 2-ой — уровень </text:span><text:span text:style-name="T37">задачи.</text:span></text:p>
      <text:p text:style-name="P10"/>
      <text:p text:style-name="P10">Весь проект(игра) состоит из отдельных частей:</text:p>
      <text:p text:style-name="P5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6">)</text:span></text:p>
      <text:p text:style-name="P5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5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5">- <text:span text:style-name="T9">бизнес-логика</text:span>. Т.е. механизмы <text:span text:style-name="T48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4">business</text:span>-<text:span text:style-name="T14">logic</text:span> (дело и логика).</text:p>
      <text:p text:style-name="P10"/>
      <text:p text:style-name="P5">Далее будет описан <text:span text:style-name="T9">План, </text:span>в конце плана будет готовый продукт, которым можно пользоваться и радоваться.</text:p>
      <text:p text:style-name="P5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5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0"/>
      <text:p text:style-name="P10">Каждый этап будет описан в следующем виде.</text:p>
      <text:p text:style-name="P10">Этап №: <text:span text:style-name="T9">Название Этапа</text:span></text:p>
      <text:p text:style-name="P11">Результат:</text:p>
      <text:p text:style-name="P10">Конечный результат этапа. Что мы сможем увидеть, потрогать, потыкать…</text:p>
      <text:p text:style-name="P12">Задачи:</text:p>
      <text:p text:style-name="P10"><text:tab/><text:span text:style-name="T7">№ - </text:span><text:span text:style-name="T34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5">Тут описание - зачем делается эта задача, к чему мы придем и что получим, что можно будет увидеть, потыкать. <text:span text:style-name="T32">Каждая задача должна быть такой что бы её можно было сделать от 1 до 3 дней.</text:span></text:p>
      <text:p text:style-name="P9"/>
      <text:p text:style-name="P9"><text:soft-page-break/>Этап 1. <text:span text:style-name="T9">Базовый функционал.</text:span></text:p>
      <text:p text:style-name="P5"><text:span text:style-name="T9">Результат: </text:span>результата внешне никакого<text:span text:style-name="T31"></text:span> пустой экран<text:span text:style-name="T31"></text:span> это всё программистская магия.<text:line-break/>Просто куча файлов с кодом <text:span text:style-name="T31"></text:span> Но всё это нужно для реализации дальнейших этапов.</text:p>
      <text:p text:style-name="P10"/>
      <text:p text:style-name="P12">Задачи:</text:p>
      <text:p text:style-name="P5">1 — <text:span text:style-name="T33">Установка базового кода </text:span><text:span text:style-name="T15">14.10.2017 - 19.10.2017</text:span></text:p>
      <text:p text:style-name="P5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5">2 — <text:span text:style-name="T7">Настройка базы данных 18.10.2017 — 19.10.2017</text:span></text:p>
      <text:p text:style-name="P5">Тут мы будем хранить данные пользователя, его очки, игровую валюту, <text:s/>и прочие данные.</text:p>
      <text:p text:style-name="P5">3 — Настройка приложения в<text:span text:style-name="T53">К</text:span>онтакте. <text:span text:style-name="T7">17.10.2017 — 19.10.2017</text:span></text:p>
      <text:p text:style-name="P5">После этой настро<text:span text:style-name="T50">й</text:span>ки можно будет открыть приложение игры, это будет пустой экран, но в базе данных уже созда<text:span text:style-name="T50">с</text:span>тся аккаунт игрока, например дата его первого входа в игру!</text:p>
      <text:p text:style-name="P5">4 — Анимацио<text:span text:style-name="T49">н</text:span>ный-спрайт. <text:span text:style-name="T14">19.10.2017 – 02.11.2017</text:span></text:p>
      <text:p text:style-name="P5">Создание элемента анимационного спрайта, последовательность кадров, с возможностью задать <text:span text:style-name="T53">изменение</text:span> координат, скорости смены кадров. Выведем примитивную анимацию на экран игры. Это понадобиться в дальнейшем;</text:p>
      <text:p text:style-name="P5">5 — Выплывающие ди<text:span text:style-name="T51">а</text:span>логовое окно. <text:span text:style-name="T14">02.11.2017 – </text:span><text:span text:style-name="T27">23</text:span><text:span text:style-name="T39">.06</text:span><text:span text:style-name="T38">.2018</text:span></text:p>
      <text:p text:style-name="P5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4">Этап 2. <text:span text:style-name="T9">Карта и путь</text:span></text:p>
      <text:p text:style-name="P5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28"><text:span text:style-name="T8">1</text:span> <text:span text:style-name="T47">✓</text:span><text:span text:style-name="T29"> </text:span>— <text:span text:style-name="T33">Карта : картинка </text:span><text:span text:style-name="T16">23.06.2018 – </text:span><text:span text:style-name="T17">10.07.2018</text:span></text:p>
      <text:p text:style-name="P3">Тут появится картинка карты. Пока будет любая картинка, сами картинки будет рисоваться на других этапах; А так же возможность <text:span text:style-name="T14">анимирован</text:span><text:span text:style-name="T28">н</text:span><text:span text:style-name="T14">ых</text:span> спрайтов -например птицы, облака <text:s/>и т.д.;</text:p>
      <text:p text:style-name="P28"><text:span text:style-name="T33">2 </text:span><text:span text:style-name="T46">✓</text:span> <text:span text:style-name="T33">— Карта: Листалка влево и вправо </text:span><text:span text:style-name="T36">09.07.2018 — 10.07.2018</text:span></text:p>
      <text:p text:style-name="P2">Появятся две стрелки слева по центру и справа по центру, можно листать картинки карт :)</text:p>
      <text:p text:style-name="P28"><text:span text:style-name="T33">3 </text:span><text:span text:style-name="T46">✓</text:span> <text:span text:style-name="T33">— Путь: отображение точек; </text:span><text:span text:style-name="T36">10.07.2018 — </text:span><text:span text:style-name="T23">12.17.2018</text:span></text:p>
      <text:p text:style-name="P2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</text:p>
      <text:p text:style-name="P29"><text:span text:style-name="T22">4</text:span><text:span text:style-name="T30"> </text:span><text:span text:style-name="T57">—</text:span><text:span text:style-name="T30"> </text:span><text:span text:style-name="T41">3 Звёздочки сверху точки — в зависимости от результат прохождения.</text:span></text:p>
      <text:p text:style-name="P26"><text:span text:style-name="T29">5</text:span> — Сундуки</text:p>
      <text:p text:style-name="P27">Появятся сундуки, абстрактная картинка, рисовать будем в другом этапе. Элементы: анимировнный сундук, <text:s/>кол-во собра<text:span text:style-name="T56">н</text:span>ных звёзд. <text:span text:style-name="T61">(Собирать мы пока не можем, просто картинки)</text:span></text:p>
      <text:p text:style-name="P29"><text:span text:style-name="T24">6</text:span><text:span text:style-name="T33"> </text:span><text:s/><text:span text:style-name="T33">— Нажатие на точку; </text:span></text:p>
      <text:p text:style-name="P2">Сделаем окно , отображающие номер уровня, кол-во звёзд <text:span text:style-name="T65">игрока на этом уровне</text:span>, очков, кнопка играть.</text:p>
      <text:p text:style-name="P14">Этап 3. <text:span text:style-name="T9">Игр</text:span><text:span text:style-name="T10">овое поле</text:span></text:p>
      <text:p text:style-name="P7">Результат: ---</text:p>
      <text:p text:style-name="P10"/>
      <text:p text:style-name="P12">Задачи:</text:p>
      <text:p text:style-name="P5">1 — <text:span text:style-name="T34">Игровое поле </text:span><text:span text:style-name="T18">14.07.2018 – </text:span><text:span text:style-name="T19">17.07.2018</text:span></text:p>
      <text:p text:style-name="P4">Мы увидим поле прямоугольной формы, 6 в длину и 4 в выосоту, пустое.</text:p>
      <text:p text:style-name="P5">2 — <text:span text:style-name="T34">Случайное заполнение</text:span><text:span text:style-name="T19"> 15.07.2018 – 18.07.2018</text:span></text:p>
      <text:p text:style-name="P4">На этот раз поле будет заполнено случ<text:span text:style-name="T58">ай</text:span>ным образом камнями.</text:p>
      <text:p text:style-name="P5">3 — <text:span text:style-name="T34">Клик и двойной клик с обменом </text:span><text:span text:style-name="T19">17.07.2018 – 19.07.2018</text:span></text:p>
      <text:p text:style-name="P4">Можно будет кликнуть на камень, затем на второй и <text:span text:style-name="T58">увидеть</text:span> анимацию обмена;</text:p>
      <text:p text:style-name="P5">4 — <text:span text:style-name="T34">Уничтожение линии </text:span><text:span text:style-name="T20">19.07.2018 – </text:span><text:span text:style-name="T21">23.07.2018</text:span></text:p>
      <text:p text:style-name="P4">При выполнении обмена, если получается линия горизонтальная или вертикальная длиной от 3 до 5, то мы её уничтожаем.</text:p>
      <text:p text:style-name="P5">5 — <text:span text:style-name="T34">Падение камней </text:span><text:span text:style-name="T19">16.07.2018 – 18.07.2018</text:span></text:p>
      <text:p text:style-name="P4">После унич<text:span text:style-name="T58">т</text:span>ожения линии, делаем падение камней заполняя пустые сверху, новыми случайными камнями.</text:p>
      <text:p text:style-name="P5">6 — <text:span text:style-name="T34">Цели: </text:span><text:span text:style-name="T35">таблица вида: </text:span><text:span text:style-name="T34">цвет </text:span><text:span text:style-name="T35">камня </text:span><text:span text:style-name="T34">— количество </text:span></text:p>
      <text:p text:style-name="P4">Перед игрой будет появляется окно с указанием <text:span text:style-name="T52">списка</text:span> цел<text:span text:style-name="T52">ей</text:span>, т.е. Цвета камня и кол-во которое необходимо собрать. <text:span text:style-name="T59">Например</text:span>: <text:span text:style-name="T59">синих — 5, желтых — 3.</text:span></text:p>
      <text:p text:style-name="P4">7 — Индикатор ходов</text:p>
      <text:p text:style-name="P4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4">8 — Индикатор целей</text:p>
      <text:p text:style-name="P4">Появится число обозначающие кол-во целей; По завершению целей игра <text:span text:style-name="T60">завершается</text:span>;</text:p>
      <text:p text:style-name="P4">Появляется окно «Уровень пройден!»</text:p>
      <text:p text:style-name="P19">9 — Очки</text:p>
      <text:p text:style-name="P19">Появиться индикатор очков, и кол-во заработанных звёзд. 1 звезда, 2 или 3 звезды</text:p>
      <text:p text:style-name="P4"/>
      <text:p text:style-name="P14">Этап 4. <text:span text:style-name="T9">Сундуки</text:span></text:p>
      <text:p text:style-name="P5"><text:span text:style-name="T9">Результат: </text:span>При <text:span text:style-name="T60">выигрыши</text:span>, будут <text:span text:style-name="T60">начисляться </text:span>звёзды на сундуках, сундуки будут открываться и выдавать призы.</text:p>
      <text:p text:style-name="P10"/>
      <text:p text:style-name="P12">Задачи:</text:p>
      <text:p text:style-name="P5">1 — <text:span text:style-name="T34">Информация на закрытом сундуке</text:span></text:p>
      <text:p text:style-name="P4">При нажатии на закрытый сундук будет <text:span text:style-name="T62">проявляться</text:span> окно «СУНДУК ЗАКРЫТ».</text:p>
      <text:p text:style-name="P4">2 — <text:span text:style-name="T56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4"/>
      <text:p text:style-name="P37"><text:span text:style-name="T67">Этап 5. <text:s/></text:span><text:span text:style-name="T12">Друзья</text:span></text:p>
      <text:p text:style-name="P24"><text:span text:style-name="T56">1 — </text:span>Панель друзей;</text:p>
      <text:p text:style-name="P24">Внизу показать список <text:s/>друзей, кнопку пригласить друзей, уровень друга</text:p>
      <text:p text:style-name="P24">2 — <text:span text:style-name="T66">Друзья на точка</text:span></text:p>
      <text:p text:style-name="P24"><text:span text:style-name="T66">Показать друзей на точках, и первых трех на точке по очкам в диалоговом окне точки</text:span></text:p>
      <text:p text:style-name="P33"><text:span text:style-name="T66"/></text:p>
      <text:p text:style-name="P20"><text:span text:style-name="T55"/></text:p>
      <text:p text:style-name="P30"><text:span text:style-name="T55">Э</text:span><text:span text:style-name="T54">тап 6</text:span><text:span text:style-name="T11">. </text:span><text:span text:style-name="T13">Общие</text:span></text:p>
      <text:p text:style-name="P21"><text:span text:style-name="T63">1 — Стартовое о</text:span>кно загрузки приложения;</text:p>
      <text:p text:style-name="P22">Вначале игры будет <text:span text:style-name="T65">крутилка</text:span> процентов загрузки игры, это окно будет до тех пор, пока не загрузиться все ресурсы;</text:p>
      <text:p text:style-name="P22">2 — Окно загрузки следующей карты;</text:p>
      <text:p text:style-name="P22">Все 100 Карт загрузить за раз очень дорого(по времени) игрок устанет ждать, поэтому мы будем их <text:span text:style-name="T64">подгружать</text:span> по необходимости, т.е. Когда игрок откроет очередную карту;</text:p>
      <text:p text:style-name="P23">3 — Индикатор жизней</text:p>
      <text:p text:style-name="P23">Показывать кол-во жизней на экране карт и экране игры;</text:p>
      <text:p text:style-name="P23">4 — Восстановление жизней по таймеру</text:p>
      <text:p text:style-name="P23">Показать таймер и по его истечению восстановить жизнь!</text:p>
      <text:p text:style-name="P24">5 — Настройки</text:p>
      <text:p text:style-name="P24">Появиться кнопка «Шестеренка» настроек, по нажатию будут выпадать опции: вкл\выкл: звука, музыки;</text:p>
      <text:p text:style-name="P32"/>
      <text:p text:style-name="P35"/>
      <text:p text:style-name="P38">Этап 7. <text:span text:style-name="T11">Инструменты</text:span></text:p>
      <text:p text:style-name="P34"><text:tab/>1 — Молоток</text:p>
      <text:p text:style-name="P34"><text:tab/>Появиться возможность использовать молоток, он известно, разбивает один камень!</text:p>
      <text:p text:style-name="P34"><text:tab/>2 — Вихрь</text:p>
      <text:p text:style-name="P34"><text:tab/>Появиться возможность использовать вихрь, он мешает все камни в случайном порядке!</text:p>
      <text:p text:style-name="P34"><text:tab/>3 — Молния</text:p>
      <text:p text:style-name="P34"><text:tab/>Молния уничтожает целый ряд!</text:p>
      <text:p text:style-name="P35"/>
      <text:p text:style-name="P38">Этап 8. <text:span text:style-name="T11">Монеты</text:span></text:p>
      <text:p text:style-name="P34"><text:tab/>1 — Индикатор внутренней валюты(монет)</text:p>
      <text:p text:style-name="P34"><text:tab/>Появится индикатор внутренней валюты</text:p>
      <text:p text:style-name="P34"><text:tab/>2 — Покупка внутренней валюты</text:p>
      <text:p text:style-name="P34"><text:tab/>Рядом с индикатором можно будет нажать кнопку (+) и появиться окно покупки монет.</text:p>
      <text:p text:style-name="P34">В нем будет несколько предложений 10 монет за 1 голос, 30 монет за 2 голоса и 100 монет за 3 голоса. Пока не суть сколько и за сколько. Это будет в плане конкретной игры.</text:p>
      <text:p text:style-name="P34"/>
      <text:p text:style-name="P34"/>
      <text:p text:style-name="P39">Этап 9. Нагрузочное тестирование</text:p>
      <text:p text:style-name="P31"><text:span text:style-name="T43">1 — Анализ</text:span></text:p>
      <text:p text:style-name="P31"><text:span text:style-name="T43">Проанализировать сколько пользователей нужно выдержать в пике, сколько в час, сколько в сутки. На сколько надо рассчитывать рост базы.</text:span></text:p>
      <text:p text:style-name="P36"><text:span text:style-name="T42">2 — Инструментарий</text:span></text:p>
      <text:p text:style-name="P36"><text:span text:style-name="T42">Создать инструменты для тестирования ключевых нагрузок: пиковой, суточной и т.д.</text:span></text:p>
      <text:p text:style-name="P36"><text:span text:style-name="T42">3 — Провести тестирование</text:span></text:p>
      <text:p text:style-name="P36"><text:span text:style-name="T42">Тут будет проведено нагрузочное тестирование и создан отчет о том какую нагрузку удалось выдержать.</text:span></text:p>
      <text:p text:style-name="P8"/>
      <text:p text:style-name="P5">Мы будем просто копировать игру «Сокровища пиратов» </text:p>
      <text:p text:style-name="P6">https://vk.com/app3882511?cid=false</text:p>
      <text:p text:style-name="P16"><text:tab/>В этом плане создадим основные механизмы игры, так что вся графика будет абстрактной.</text:p>
      <text:p text:style-name="P16"><text:tab/><text:span text:style-name="T68">Реализация</text:span> конкретной версии игры 3 в ряд будет в “Плане-2”</text:p>
      <text:p text:style-name="P16"><text:tab/>В “Плане-3”  будут реализовываться дополнительные <text:span text:style-name="T68">функционалы</text:span>, такие как “колесо фортуны” например.</text:p>
      <text:p text:style-name="Text_20_body"><text:line-break/></text:p>
      <text:p text:style-name="P5"/>
      <text:p text:style-name="P15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78</meta:editing-cycles>
    <meta:print-date>2014-11-19T10:06:00</meta:print-date>
    <meta:creation-date>2014-11-18T13:34:00</meta:creation-date>
    <dc:date>2019-03-16T22:17:48.983000000</dc:date>
    <meta:editing-duration>P16DT12H41M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21" meta:word-count="1258" meta:character-count="8585" meta:non-whitespace-character-count="73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